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ActionDefinition.RepeaterAc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eaterAction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ctionDefinition.RepeaterActionDefinition( String repea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ctionDefinition.getRepea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